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Ubuntu" fo:font-size="12pt" fo:font-style="italic" officeooo:rsid="00127e9c" officeooo:paragraph-rsid="00127e9c" style:font-size-asian="10.5pt" style:font-style-asian="italic" style:font-size-complex="12pt" style:font-style-complex="italic"/>
    </style:style>
    <style:style style:name="P2" style:family="paragraph" style:parent-style-name="Text_20_body">
      <style:text-properties style:font-name="Ubuntu" fo:font-size="14pt" style:text-underline-style="solid" style:text-underline-width="auto" style:text-underline-color="font-color" officeooo:rsid="00063a5e" officeooo:paragraph-rsid="00063a5e" style:font-size-asian="14pt" style:font-size-complex="14pt"/>
    </style:style>
    <style:style style:name="P3" style:family="paragraph" style:parent-style-name="Text_20_body">
      <style:text-properties style:font-name="Ubuntu" fo:font-size="14pt" style:text-underline-style="solid" style:text-underline-width="auto" style:text-underline-color="font-color" officeooo:rsid="00046a71" officeooo:paragraph-rsid="00046a71" style:font-size-asian="14pt" style:font-size-complex="14pt"/>
    </style:style>
    <style:style style:name="P4" style:family="paragraph" style:parent-style-name="Text_20_body">
      <style:text-properties style:font-name="Ubuntu" fo:font-size="14pt" style:text-underline-style="solid" style:text-underline-width="auto" style:text-underline-color="font-color" fo:font-weight="normal" officeooo:rsid="001c71bf" officeooo:paragraph-rsid="001c71bf" style:font-size-asian="12.25pt" style:font-weight-asian="normal" style:font-size-complex="14pt" style:font-weight-complex="normal"/>
    </style:style>
    <style:style style:name="P5" style:family="paragraph" style:parent-style-name="Text_20_body">
      <style:text-properties officeooo:paragraph-rsid="00018375"/>
    </style:style>
    <style:style style:name="P6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7" style:family="paragraph" style:parent-style-name="Text_20_body">
      <style:text-properties style:font-name="Liberation Sans" fo:font-size="11pt" officeooo:rsid="00018375" officeooo:paragraph-rsid="00018375" style:font-size-asian="11pt" style:font-size-complex="11pt"/>
    </style:style>
    <style:style style:name="P8" style:family="paragraph" style:parent-style-name="Text_20_body">
      <style:text-properties style:font-name="Liberation Sans" fo:font-size="11pt" officeooo:rsid="00018375" officeooo:paragraph-rsid="000d2447" style:font-size-asian="11pt" style:font-size-complex="11pt"/>
    </style:style>
    <style:style style:name="P9" style:family="paragraph" style:parent-style-name="Text_20_body">
      <style:text-properties style:font-name="Liberation Sans" fo:font-size="11pt" officeooo:rsid="00018375" officeooo:paragraph-rsid="0018122d" style:font-size-asian="11pt" style:font-size-complex="11pt"/>
    </style:style>
    <style:style style:name="P10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11" style:family="paragraph" style:parent-style-name="Text_20_body">
      <style:text-properties style:font-name="Liberation Sans" fo:font-size="11pt" officeooo:rsid="000c91cb" officeooo:paragraph-rsid="00018375" style:font-size-asian="11pt" style:font-size-complex="11pt"/>
    </style:style>
    <style:style style:name="P12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13" style:family="paragraph" style:parent-style-name="Text_20_body">
      <style:text-properties style:font-name="Liberation Sans" fo:font-size="11pt" style:text-underline-style="none" officeooo:rsid="00063a5e" officeooo:paragraph-rsid="00063a5e" style:font-size-asian="11pt" style:font-size-complex="11pt"/>
    </style:style>
    <style:style style:name="P14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c71bf" style:font-size-asian="9.60000038146973pt" style:font-weight-asian="normal" style:font-size-complex="11pt" style:font-weight-complex="normal"/>
    </style:style>
    <style:style style:name="P16" style:family="paragraph" style:parent-style-name="Text_20_body">
      <style:text-properties style:font-name="Liberation Sans" fo:font-size="11pt" style:text-underline-style="solid" style:text-underline-width="auto" style:text-underline-color="font-color" fo:font-weight="normal" officeooo:rsid="001c71bf" officeooo:paragraph-rsid="001e6d80" style:font-size-asian="9.60000038146973pt" style:font-weight-asian="normal" style:font-size-complex="11pt" style:font-weight-complex="normal"/>
    </style:style>
    <style:style style:name="P17" style:family="paragraph" style:parent-style-name="Text_20_body">
      <style:text-properties style:font-name="Liberation Sans" fo:font-size="11pt" fo:font-style="normal" style:text-underline-style="none" fo:font-weight="normal" officeooo:rsid="001c71bf" officeooo:paragraph-rsid="001c71bf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text-properties style:font-name="Liberation Sans" fo:font-size="11pt" fo:font-style="normal" style:text-underline-style="none" fo:font-weight="normal" officeooo:rsid="001fb2fb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1fb2fb" officeooo:paragraph-rsid="001fb2f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06c1f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text-properties officeooo:paragraph-rsid="000d3a7a"/>
    </style:style>
    <style:style style:name="P24" style:family="paragraph" style:parent-style-name="Text_20_body">
      <style:text-properties officeooo:paragraph-rsid="001fb2fb"/>
    </style:style>
    <style:style style:name="P25" style:family="paragraph" style:parent-style-name="Text_20_body">
      <style:text-properties officeooo:paragraph-rsid="00206c1f"/>
    </style:style>
    <style:style style:name="P26" style:family="paragraph" style:parent-style-name="Text_20_body">
      <style:text-properties officeooo:paragraph-rsid="00046a71"/>
    </style:style>
    <style:style style:name="P27" style:family="paragraph" style:parent-style-name="Title">
      <style:text-properties style:font-name="Ubuntu" fo:font-size="22pt" officeooo:rsid="00018375" officeooo:paragraph-rsid="00018375" style:font-size-asian="22pt" style:font-size-complex="22pt"/>
    </style:style>
    <style:style style:name="P28" style:family="paragraph" style:parent-style-name="Text_20_body">
      <style:text-properties style:font-name="Liberation Sans" fo:font-size="11pt" officeooo:paragraph-rsid="00018375" style:font-size-asian="11pt" style:font-size-complex="11pt"/>
    </style:style>
    <style:style style:name="P29" style:family="paragraph" style:parent-style-name="Text_20_body">
      <style:text-properties style:font-name="Liberation Sans" fo:font-size="11pt" officeooo:paragraph-rsid="00063a5e" style:font-size-asian="11pt" style:font-size-complex="11pt"/>
    </style:style>
    <style:style style:name="P30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06c1f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4307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text-properties style:font-name="Liberation Sans" fo:font-size="11pt" fo:font-style="normal" style:text-underline-style="none" fo:font-weight="normal" officeooo:rsid="00206c1f" officeooo:paragraph-rsid="00250bf1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text-properties style:font-name="Liberation Sans" fo:font-size="11pt" fo:font-style="normal" style:text-underline-style="none" fo:font-weight="normal" officeooo:rsid="00201b7e" officeooo:paragraph-rsid="001fb2fb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Text_20_body">
      <style:text-properties style:font-name="Liberation Sans" fo:font-size="11pt" style:text-underline-style="none" officeooo:rsid="00046a71" officeooo:paragraph-rsid="00046a71" style:font-size-asian="11pt" style:font-size-complex="11pt"/>
    </style:style>
    <style:style style:name="P35" style:family="paragraph" style:parent-style-name="Text_20_body">
      <style:text-properties style:font-name="Liberation Sans" fo:font-size="11pt" style:text-underline-style="none" fo:font-weight="normal" officeooo:rsid="00063a5e" officeooo:paragraph-rsid="00063a5e" style:font-size-asian="11pt" style:font-weight-asian="normal" style:font-size-complex="11pt" style:font-weight-complex="normal"/>
    </style:style>
    <style:style style:name="P36" style:family="paragraph" style:parent-style-name="Text_20_body">
      <style:text-properties style:font-name="Liberation Sans" fo:font-size="14pt" fo:font-style="normal" style:text-underline-style="solid" style:text-underline-width="auto" style:text-underline-color="font-color" fo:font-weight="normal" officeooo:rsid="00206c1f" officeooo:paragraph-rsid="0024307e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text-properties officeooo:paragraph-rsid="00018375"/>
    </style:style>
    <style:style style:name="P38" style:family="paragraph" style:parent-style-name="Text_20_body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18375" officeooo:paragraph-rsid="00018375" style:font-size-asian="10.5pt" style:font-size-complex="12pt"/>
    </style:style>
    <style:style style:name="T1" style:family="text">
      <style:text-properties officeooo:rsid="00018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7149" style:font-weight-asian="bold" style:font-weight-complex="bold"/>
    </style:style>
    <style:style style:name="T4" style:family="text">
      <style:text-properties fo:font-weight="bold" officeooo:rsid="00046a71" style:font-weight-asian="bold" style:font-weight-complex="bold"/>
    </style:style>
    <style:style style:name="T5" style:family="text">
      <style:text-properties fo:font-weight="bold" officeooo:rsid="00063a5e" style:font-weight-asian="bold" style:font-weight-complex="bold"/>
    </style:style>
    <style:style style:name="T6" style:family="text">
      <style:text-properties fo:font-weight="bold" officeooo:rsid="00018375" style:font-weight-asian="bold" style:font-weight-complex="bold"/>
    </style:style>
    <style:style style:name="T7" style:family="text">
      <style:text-properties fo:font-weight="bold" officeooo:rsid="0009734f" style:font-weight-asian="bold" style:font-weight-complex="bold"/>
    </style:style>
    <style:style style:name="T8" style:family="text">
      <style:text-properties fo:font-weight="bold" officeooo:rsid="000c91cb" style:font-weight-asian="bold" style:font-weight-complex="bold"/>
    </style:style>
    <style:style style:name="T9" style:family="text">
      <style:text-properties fo:font-weight="bold" officeooo:rsid="00123af9" style:font-weight-asian="bold" style:font-weight-complex="bold"/>
    </style:style>
    <style:style style:name="T10" style:family="text">
      <style:text-properties fo:font-weight="bold" officeooo:rsid="00131609" style:font-weight-asian="bold" style:font-weight-complex="bold"/>
    </style:style>
    <style:style style:name="T11" style:family="text">
      <style:text-properties fo:font-weight="bold" officeooo:rsid="0018122d" style:font-weight-asian="bold" style:font-weight-complex="bold"/>
    </style:style>
    <style:style style:name="T12" style:family="text">
      <style:text-properties fo:font-weight="bold" officeooo:rsid="001999fc" style:font-weight-asian="bold" style:font-weight-complex="bold"/>
    </style:style>
    <style:style style:name="T13" style:family="text">
      <style:text-properties fo:font-weight="bold" officeooo:rsid="0019d784" style:font-weight-asian="bold" style:font-weight-complex="bold"/>
    </style:style>
    <style:style style:name="T14" style:family="text">
      <style:text-properties fo:font-weight="bold" officeooo:rsid="00229977" style:font-weight-asian="bold" style:font-weight-complex="bold"/>
    </style:style>
    <style:style style:name="T15" style:family="text">
      <style:text-properties fo:font-weight="bold" officeooo:rsid="0024307e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27149" style:font-style-asian="italic" style:font-style-complex="italic"/>
    </style:style>
    <style:style style:name="T18" style:family="text">
      <style:text-properties fo:font-style="italic" officeooo:rsid="00046a71" style:font-style-asian="italic" style:font-style-complex="italic"/>
    </style:style>
    <style:style style:name="T19" style:family="text">
      <style:text-properties fo:font-style="italic" officeooo:rsid="0009734f" style:font-style-asian="italic" style:font-style-complex="italic"/>
    </style:style>
    <style:style style:name="T20" style:family="text">
      <style:text-properties fo:font-style="italic" officeooo:rsid="000d3a7a" style:font-style-asian="italic" style:font-style-complex="italic"/>
    </style:style>
    <style:style style:name="T21" style:family="text">
      <style:text-properties fo:font-style="italic" officeooo:rsid="001fb2fb" style:font-style-asian="italic" style:font-style-complex="italic"/>
    </style:style>
    <style:style style:name="T22" style:family="text">
      <style:text-properties fo:font-style="italic" officeooo:rsid="00229977" style:font-style-asian="italic" style:font-style-complex="italic"/>
    </style:style>
    <style:style style:name="T23" style:family="text">
      <style:text-properties fo:font-style="italic" style:text-underline-style="none" officeooo:rsid="00063a5e" style:font-style-asian="italic" style:font-style-complex="italic"/>
    </style:style>
    <style:style style:name="T24" style:family="text">
      <style:text-properties officeooo:rsid="00027149"/>
    </style:style>
    <style:style style:name="T25" style:family="text">
      <style:text-properties officeooo:rsid="00046a71"/>
    </style:style>
    <style:style style:name="T26" style:family="text">
      <style:text-properties officeooo:rsid="00063a5e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d2447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063a5e" style:font-weight-asian="bold" style:font-weight-complex="bold"/>
    </style:style>
    <style:style style:name="T35" style:family="text">
      <style:text-properties style:text-underline-style="none" officeooo:rsid="00063a5e"/>
    </style:style>
    <style:style style:name="T36" style:family="text">
      <style:text-properties style:text-underline-style="none" officeooo:rsid="001e6d80"/>
    </style:style>
    <style:style style:name="T37" style:family="text">
      <style:text-properties fo:font-weight="normal" officeooo:rsid="00027149" style:font-weight-asian="normal" style:font-weight-complex="normal"/>
    </style:style>
    <style:style style:name="T38" style:family="text">
      <style:text-properties fo:font-weight="normal" officeooo:rsid="0009734f" style:font-weight-asian="normal" style:font-weight-complex="normal"/>
    </style:style>
    <style:style style:name="T39" style:family="text">
      <style:text-properties fo:font-weight="normal" officeooo:rsid="000d2447" style:font-weight-asian="normal" style:font-weight-complex="normal"/>
    </style:style>
    <style:style style:name="T40" style:family="text">
      <style:text-properties fo:font-size="14pt" fo:font-weight="normal" style:font-size-asian="14pt" style:font-weight-asian="normal" style:font-size-complex="14pt" style:font-weight-complex="normal"/>
    </style:style>
    <style:style style:name="T41" style:family="text">
      <style:text-properties officeooo:rsid="0009734f"/>
    </style:style>
    <style:style style:name="T42" style:family="text">
      <style:text-properties officeooo:rsid="000b4b59"/>
    </style:style>
    <style:style style:name="T43" style:family="text">
      <style:text-properties style:font-name="Liberation Sans" fo:font-size="11pt" style:font-size-asian="11pt" style:font-size-complex="11pt"/>
    </style:style>
    <style:style style:name="T44" style:family="text">
      <style:text-properties style:font-name="Liberation Sans" fo:font-size="11pt" officeooo:rsid="00018375" style:font-size-asian="11pt" style:font-size-complex="11pt"/>
    </style:style>
    <style:style style:name="T45" style:family="text">
      <style:text-properties style:font-name="Liberation Sans" fo:font-size="11pt" officeooo:rsid="00046a71" style:font-size-asian="11pt" style:font-size-complex="11pt"/>
    </style:style>
    <style:style style:name="T46" style:family="text">
      <style:text-properties style:font-name="Liberation Sans" fo:font-size="11pt" officeooo:rsid="000b4b59" style:font-size-asian="11pt" style:font-size-complex="11pt"/>
    </style:style>
    <style:style style:name="T47" style:family="text">
      <style:text-properties style:font-name="Liberation Sans" fo:font-size="11pt" officeooo:rsid="0009734f" style:font-size-asian="11pt" style:font-size-complex="11pt"/>
    </style:style>
    <style:style style:name="T48" style:family="text">
      <style:text-properties style:font-name="Liberation Sans" fo:font-size="11pt" officeooo:rsid="000c91cb" style:font-size-asian="11pt" style:font-size-complex="11pt"/>
    </style:style>
    <style:style style:name="T49" style:family="text">
      <style:text-properties style:font-name="Liberation Sans" fo:font-size="11pt" officeooo:rsid="000d2447" style:font-size-asian="11pt" style:font-size-complex="11pt"/>
    </style:style>
    <style:style style:name="T50" style:family="text">
      <style:text-properties style:font-name="Liberation Sans" fo:font-size="11pt" officeooo:rsid="000d3a7a" style:font-size-asian="11pt" style:font-size-complex="11pt"/>
    </style:style>
    <style:style style:name="T51" style:family="text">
      <style:text-properties style:font-name="Liberation Sans" fo:font-size="11pt" officeooo:rsid="0014ca68" style:font-size-asian="11pt" style:font-size-complex="11pt"/>
    </style:style>
    <style:style style:name="T52" style:family="text">
      <style:text-properties style:font-name="Liberation Sans" fo:font-size="11pt" officeooo:rsid="001fb2fb" style:font-size-asian="11pt" style:font-size-complex="11pt"/>
    </style:style>
    <style:style style:name="T53" style:family="text">
      <style:text-properties style:font-name="Liberation Sans" fo:font-size="11pt" officeooo:rsid="00229977" style:font-size-asian="11pt" style:font-size-complex="11pt"/>
    </style:style>
    <style:style style:name="T54" style:family="text">
      <style:text-properties style:font-name="Liberation Sans" fo:font-size="11pt" officeooo:rsid="0024307e" style:font-size-asian="11pt" style:font-size-complex="11pt"/>
    </style:style>
    <style:style style:name="T55" style:family="text">
      <style:text-properties style:font-name="Liberation Sans" fo:font-size="11pt" fo:font-weight="bold" officeooo:rsid="0009734f" style:font-size-asian="11pt" style:font-weight-asian="bold" style:font-size-complex="11pt" style:font-weight-complex="bold"/>
    </style:style>
    <style:style style:name="T56" style:family="text">
      <style:text-properties style:font-name="Liberation Sans" fo:font-size="11pt" fo:font-weight="bold" officeooo:rsid="000c91cb" style:font-size-asian="11pt" style:font-weight-asian="bold" style:font-size-complex="11pt" style:font-weight-complex="bold"/>
    </style:style>
    <style:style style:name="T57" style:family="text">
      <style:text-properties style:font-name="Liberation Sans" fo:font-size="11pt" fo:font-weight="bold" officeooo:rsid="000d3a7a" style:font-size-asian="11pt" style:font-weight-asian="bold" style:font-size-complex="11pt" style:font-weight-complex="bold"/>
    </style:style>
    <style:style style:name="T58" style:family="text">
      <style:text-properties style:font-name="Liberation Sans" fo:font-size="11pt" fo:font-weight="bold" officeooo:rsid="001fb2fb" style:font-size-asian="11pt" style:font-weight-asian="bold" style:font-size-complex="11pt" style:font-weight-complex="bold"/>
    </style:style>
    <style:style style:name="T59" style:family="text">
      <style:text-properties style:font-name="Liberation Sans" fo:font-size="11pt" fo:font-weight="bold" officeooo:rsid="00229977" style:font-size-asian="11pt" style:font-weight-asian="bold" style:font-size-complex="11pt" style:font-weight-complex="bold"/>
    </style:style>
    <style:style style:name="T60" style:family="text">
      <style:text-properties style:font-name="Liberation Sans" fo:font-size="11pt" fo:font-style="italic" officeooo:rsid="0009734f" style:font-size-asian="11pt" style:font-style-asian="italic" style:font-size-complex="11pt" style:font-style-complex="italic"/>
    </style:style>
    <style:style style:name="T61" style:family="text">
      <style:text-properties style:font-name="Liberation Sans" fo:font-size="11pt" fo:font-style="italic" officeooo:rsid="000b4b59" style:font-size-asian="11pt" style:font-style-asian="italic" style:font-size-complex="11pt" style:font-style-complex="italic"/>
    </style:style>
    <style:style style:name="T62" style:family="text">
      <style:text-properties style:font-name="Liberation Sans" fo:font-size="11pt" fo:font-style="italic" officeooo:rsid="000c91cb" style:font-size-asian="11pt" style:font-style-asian="italic" style:font-size-complex="11pt" style:font-style-complex="italic"/>
    </style:style>
    <style:style style:name="T63" style:family="text">
      <style:text-properties style:font-name="Liberation Sans" fo:font-size="11pt" fo:font-style="italic" officeooo:rsid="000d3a7a" style:font-size-asian="11pt" style:font-style-asian="italic" style:font-size-complex="11pt" style:font-style-complex="italic"/>
    </style:style>
    <style:style style:name="T64" style:family="text">
      <style:text-properties style:font-name="Liberation Sans" fo:font-size="11pt" fo:font-style="normal" style:text-underline-style="none" fo:font-weight="normal" officeooo:rsid="001fb2fb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style:font-name="Liberation Sans" fo:font-size="11pt" fo:font-style="normal" style:text-underline-style="none" fo:font-weight="normal" officeooo:rsid="00201b7e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font-name="Liberation Sans" fo:font-size="11pt" fo:font-style="normal" style:text-underline-style="none" fo:font-weight="normal" officeooo:rsid="00206c1f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font-name="Liberation Sans" fo:font-size="11pt" fo:font-style="normal" style:text-underline-style="none" fo:font-weight="normal" officeooo:rsid="00229977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font-name="Liberation Sans" fo:font-size="11pt" fo:font-style="normal" style:text-underline-style="none" fo:font-weight="bold" officeooo:rsid="001fb2fb" style:font-size-asian="9.60000038146973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="Liberation Sans" fo:font-size="11pt" fo:font-style="normal" style:text-underline-style="none" fo:font-weight="bold" officeooo:rsid="00201b7e" style:font-size-asian="9.60000038146973pt" style:font-style-asian="normal" style:font-weight-asian="bold" style:font-size-complex="11pt" style:font-style-complex="normal" style:font-weight-complex="bold"/>
    </style:style>
    <style:style style:name="T70" style:family="text">
      <style:text-properties style:font-name="Liberation Sans" fo:font-size="11pt" fo:font-style="normal" style:text-underline-style="none" fo:font-weight="bold" officeooo:rsid="00206c1f" style:font-size-asian="9.60000038146973pt" style:font-style-asian="normal" style:font-weight-asian="bold" style:font-size-complex="11pt" style:font-style-complex="normal" style:font-weight-complex="bold"/>
    </style:style>
    <style:style style:name="T71" style:family="text">
      <style:text-properties style:font-name="Liberation Sans" fo:font-size="11pt" fo:font-style="normal" style:text-underline-style="none" fo:font-weight="bold" officeooo:rsid="00229977" style:font-size-asian="9.60000038146973pt" style:font-style-asian="normal" style:font-weight-asian="bold" style:font-size-complex="11pt" style:font-style-complex="normal" style:font-weight-complex="bold"/>
    </style:style>
    <style:style style:name="T72" style:family="text">
      <style:text-properties style:font-name="Liberation Sans" fo:font-size="11pt" fo:font-style="normal" style:text-underline-style="none" fo:font-weight="bold" officeooo:rsid="00250bf1" style:font-size-asian="9.60000038146973pt" style:font-style-asian="normal" style:font-weight-asian="bold" style:font-size-complex="11pt" style:font-style-complex="normal" style:font-weight-complex="bold"/>
    </style:style>
    <style:style style:name="T73" style:family="text">
      <style:text-properties style:font-name="Liberation Sans" fo:font-size="11pt" style:text-underline-style="none" officeooo:rsid="00046a71" style:font-size-asian="11pt" style:font-size-complex="11pt"/>
    </style:style>
    <style:style style:name="T74" style:family="text">
      <style:text-properties style:font-name="Liberation Sans" fo:font-size="11pt" style:text-underline-style="none" officeooo:rsid="00229977" style:font-size-asian="11pt" style:font-size-complex="11pt"/>
    </style:style>
    <style:style style:name="T75" style:family="text">
      <style:text-properties officeooo:rsid="000c91cb"/>
    </style:style>
    <style:style style:name="T76" style:family="text">
      <style:text-properties officeooo:rsid="000d3a7a"/>
    </style:style>
    <style:style style:name="T77" style:family="text">
      <style:text-properties officeooo:rsid="000f31e8"/>
    </style:style>
    <style:style style:name="T78" style:family="text">
      <style:text-properties officeooo:rsid="00110f63"/>
    </style:style>
    <style:style style:name="T79" style:family="text">
      <style:text-properties officeooo:rsid="00123af9"/>
    </style:style>
    <style:style style:name="T80" style:family="text">
      <style:text-properties officeooo:rsid="00127e9c"/>
    </style:style>
    <style:style style:name="T81" style:family="text">
      <style:text-properties officeooo:rsid="00131609"/>
    </style:style>
    <style:style style:name="T82" style:family="text">
      <style:text-properties officeooo:rsid="0014ca68"/>
    </style:style>
    <style:style style:name="T83" style:family="text">
      <style:text-properties officeooo:rsid="0018122d"/>
    </style:style>
    <style:style style:name="T84" style:family="text">
      <style:text-properties officeooo:rsid="001999fc"/>
    </style:style>
    <style:style style:name="T85" style:family="text">
      <style:text-properties officeooo:rsid="0019d784"/>
    </style:style>
    <style:style style:name="T86" style:family="text">
      <style:text-properties officeooo:rsid="001fb2fb"/>
    </style:style>
    <style:style style:name="T87" style:family="text">
      <style:text-properties officeooo:rsid="00206c1f"/>
    </style:style>
    <style:style style:name="T88" style:family="text">
      <style:text-properties officeooo:rsid="00229977"/>
    </style:style>
    <style:style style:name="T89" style:family="text">
      <style:text-properties officeooo:rsid="0024307e"/>
    </style:style>
    <style:style style:name="T90" style:family="text">
      <style:text-properties officeooo:rsid="00250b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tadtServer 1.<text:span text:style-name="T89">10.5</text:span></text:p>
      <text:p text:style-name="P1">(Für 1.18.1)</text:p>
      <text:p text:style-name="P38"><text:span text:style-name="T40">Enchantments</text:span>:</text:p>
      <text:p text:style-name="P6"><text:span text:style-name="T1">→ <text:s/></text:span><text:span text:style-name="T6">Chopping </text:span><text:span text:style-name="T1">(Item: Axt | Stufen: </text:span><text:span text:style-name="T6">I</text:span><text:span text:style-name="T1"> | Inkompatibel: Efficiency)</text:span></text:p>
      <text:p text:style-name="P7"><text:tab/>→ Verzauberte Axt fällt <text:span text:style-name="T2">Bäume</text:span> oberhalb des <text:span text:style-name="T89">mit Sneak</text:span> gehackten Blocks komplett.</text:p>
      <text:p text:style-name="P6"><text:span text:style-name="T1"><text:tab/>→ </text:span><text:span text:style-name="T6">Baum</text:span><text:span text:style-name="T1">: Menge zusammenhängender </text:span><text:span text:style-name="T26">gleicher</text:span><text:span text:style-name="T1"> Log</text:span><text:span text:style-name="T89">s</text:span><text:span text:style-name="T1">/</text:span><text:span text:style-name="T89">Woods</text:span><text:span text:style-name="T1"> mit </text:span><text:span text:style-name="T26">&gt;=</text:span><text:span text:style-name="T1"> 5 passenden Leaves</text:span></text:p>
      <text:p text:style-name="P5"><text:span text:style-name="T43"><text:tab/>→</text:span><text:span text:style-name="T54"> Maximale Anzahl gehackter Blöcke kann konfiguriert werden (default: 1600)</text:span></text:p>
      <text:p text:style-name="P6"><text:tab/>→<text:span text:style-name="T89"> Ein </text:span><text:span text:style-name="T15">Bookshelf</text:span><text:span text:style-name="T89"> neben einem Log/Wood im Baum verhindert das Fällen.</text:span></text:p>
      <text:p text:style-name="P6"><text:tab/>→<text:span text:style-name="T89"> Kostet Durablility pro Block; kein Fällen wenn zu wenig übrig.</text:span></text:p>
      <text:p text:style-name="P8"><text:tab/>→ Herkunft: <text:span text:style-name="T20">Buch</text:span><text:span text:style-name="T76"> </text:span><text:span text:style-name="T16">Fischen </text:span>(<text:span text:style-name="T76">1</text:span><text:span text:style-name="T77">0</text:span>%), <text:span text:style-name="T16">Villager </text:span><text:span text:style-name="T28">(lvl </text:span><text:span text:style-name="T41">4-5</text:span>), <text:span text:style-name="T22">Kisten</text:span><text:span text:style-name="T88"> (Oberwelt)</text:span></text:p>
      <text:p text:style-name="P7">→ <text:span text:style-name="T3">Smithing</text:span><text:span text:style-name="T24"> (Item: Tool/Armor | Stufen: </text:span><text:span text:style-name="T3">V</text:span><text:span text:style-name="T24"> | Inkompatibel: Mending)</text:span></text:p>
      <text:p text:style-name="P7"><text:tab/>→<text:span text:style-name="T24"> Reparatur des verzauberten Items am Amboss kostet maximal 25 / 20 / 15 / 10 / 5 Level</text:span></text:p>
      <text:p text:style-name="P6"><text:span text:style-name="T1"><text:tab/>→</text:span><text:span text:style-name="T24"> </text:span><text:span text:style-name="T41">Kein Effekt bei Reparatur mit verzaubertem Gegenstand</text:span></text:p>
      <text:p text:style-name="P6"><text:tab/>→<text:span text:style-name="T42"> Ersetzt Mending komplett (bis auf bereits existierende Gegenstände)</text:span></text:p>
      <text:p text:style-name="P6"><text:span text:style-name="T1"><text:tab/>→</text:span><text:span text:style-name="T24"> Herkunft: </text:span><text:span text:style-name="T17">Mending </text:span><text:span text:style-name="T24">(</text:span><text:span text:style-name="T3">III</text:span><text:span text:style-name="T24">, </text:span><text:span text:style-name="T3">IV</text:span><text:span text:style-name="T24">), </text:span><text:span text:style-name="T17">Villager </text:span><text:span text:style-name="T24">(</text:span><text:span text:style-name="T3">I</text:span><text:span text:style-name="T37">,</text:span><text:span text:style-name="T24"> </text:span><text:span text:style-name="T3">II</text:span><text:span text:style-name="T37">, </text:span><text:span text:style-name="T39">lvl 1-3,</text:span><text:span text:style-name="T37"> </text:span><text:span text:style-name="T38">Mending: </text:span><text:span text:style-name="T7">III</text:span><text:span text:style-name="T24">), </text:span><text:span text:style-name="T17">Piglin </text:span><text:span text:style-name="T24">(</text:span><text:span text:style-name="T3">III</text:span><text:span text:style-name="T37">,</text:span><text:span text:style-name="T24"> </text:span><text:span text:style-name="T3">IV</text:span><text:span text:style-name="T24">), </text:span><text:span text:style-name="T19">Kisten </text:span><text:span text:style-name="T24">(</text:span><text:span text:style-name="T3">IV</text:span><text:span text:style-name="T24">)</text:span></text:p>
      <text:p text:style-name="P7">→<text:span text:style-name="T25"> </text:span><text:span text:style-name="T4">Wrench</text:span><text:span text:style-name="T25"> (Item: Schaufel | Stufen: </text:span><text:span text:style-name="T4">I</text:span><text:span text:style-name="T25"> | </text:span><text:span text:style-name="T26">Immer K</text:span><text:span text:style-name="T25">ompatibel)</text:span></text:p>
      <text:p text:style-name="P7"><text:tab/>→<text:span text:style-name="T25"> Rechtsklick auf bestimme Blöcke für verschiedene Effekte</text:span></text:p>
      <text:p text:style-name="P7"><text:tab/>→<text:span text:style-name="T25"> Dropper: Verwandelt ihn dauerhaft in eine </text:span><text:span text:style-name="T4">Chute</text:span></text:p>
      <text:p text:style-name="P7"><text:tab/><text:tab/>→<text:span text:style-name="T42"> Droppt sofort jedes Item, dass über einen Hopper/Dropper eingeführt wird</text:span></text:p>
      <text:p text:style-name="P7"><text:tab/>→<text:span text:style-name="T83"> Dispenser: Verwandelt ihn dauerhaft in einen </text:span><text:span text:style-name="T11">Block Placer</text:span></text:p>
      <text:p text:style-name="P9"><text:tab/><text:tab/>→<text:span text:style-name="T83"> Platziert jedes Item, dass ein Block ist; sonst keine spezielle Aktion</text:span></text:p>
      <text:p text:style-name="P9"><text:tab/>→<text:span text:style-name="T25"> Redstone Lampe: An/Aus bis zum nächsten Block Update</text:span></text:p>
      <text:p text:style-name="P5"><text:span text:style-name="T44"><text:tab/>→</text:span><text:span text:style-name="T45"> Notenblock: Setzt den Ton auf die </text:span><text:span text:style-name="T46">originale Tonhöhe</text:span></text:p>
      <text:p text:style-name="P5"><text:span text:style-name="T46"><text:tab/>→</text:span><text:span text:style-name="T48"> </text:span><text:span text:style-name="T51">Barrel/</text:span><text:span text:style-name="T48">Chest/Double Chest: Sortiert den Inhalt</text:span></text:p>
      <text:p text:style-name="P7"><text:tab/>→<text:span text:style-name="T25"> Herkunft: </text:span><text:span text:style-name="T18">Smithing</text:span><text:span text:style-name="T25"> </text:span><text:span text:style-name="T18">Table</text:span><text:span text:style-name="T25"> (</text:span><text:span text:style-name="T82">Beliebige </text:span><text:span text:style-name="T25">Schaufel + exakt ein </text:span><text:span text:style-name="T78">Copper Ingot</text:span><text:span text:style-name="T25">)</text:span></text:p>
      <text:p text:style-name="P7">→<text:span text:style-name="T25"> </text:span><text:span text:style-name="T4">Eagle Eye</text:span><text:span text:style-name="T25"> (Item: Bogen/Armbrust | Stufen: </text:span><text:span text:style-name="T4">V</text:span><text:span text:style-name="T25"> | Inkompatibel: Infinity, Multishot)</text:span></text:p>
      <text:p text:style-name="P7"><text:tab/>→<text:span text:style-name="T25"> Bonusschaden wenn das Ziel mindestens </text:span><text:span text:style-name="T41">30</text:span><text:span text:style-name="T25"> Blöcke weit weg ist</text:span></text:p>
      <text:p text:style-name="P7"><text:tab/>→<text:span text:style-name="T25"> Weniger Schaden wenn das Ziel näher dran ist</text:span></text:p>
      <text:p text:style-name="P7"><text:tab/>→<text:span text:style-name="T25"> Bonus: </text:span><text:span text:style-name="T41">+1 / +2 / +3 / +4 / +5 % pro Block &gt; 30, +100% (+125% Armbrust) maximal</text:span></text:p>
      <text:p text:style-name="P7"><text:tab/>→<text:span text:style-name="T41"> Malus: -1 / -2 / -3 / -4 / -5 % pro Block &lt; 30, -25% maximal</text:span></text:p>
      <text:p text:style-name="P23"><text:span text:style-name="T44"><text:tab/>→</text:span><text:span text:style-name="T45"> Herkunft: </text:span><text:span text:style-name="T60">Villager </text:span><text:span text:style-name="T47">(</text:span><text:span text:style-name="T55">I</text:span><text:span text:style-name="T47">, </text:span><text:span text:style-name="T55">II</text:span><text:span text:style-name="T47">, </text:span><text:span text:style-name="T49">lvl: </text:span><text:span text:style-name="T47">4-5), </text:span><text:span text:style-name="T60">Piglin </text:span><text:span text:style-name="T47">(</text:span><text:span text:style-name="T55">III</text:span><text:span text:style-name="T47">), </text:span><text:span text:style-name="T61">Kisten</text:span><text:span text:style-name="T60"> </text:span><text:span text:style-name="T47">(</text:span><text:span text:style-name="T59">III</text:span><text:span text:style-name="T53">, </text:span><text:span text:style-name="T55">IV</text:span><text:span text:style-name="T47">, N</text:span><text:span text:style-name="T50">ether+End</text:span><text:span text:style-name="T47">)</text:span></text:p>
      <text:p text:style-name="P5"><text:span text:style-name="T47"/></text:p>
      <text:p text:style-name="P5"><text:span text:style-name="T47"/></text:p>
      <text:p text:style-name="P5"><text:soft-page-break/><text:span text:style-name="T47">→</text:span><text:span text:style-name="T48"> </text:span><text:span text:style-name="T56">Farming</text:span><text:span text:style-name="T48"> (Item: Hoe | Stufen: </text:span><text:span text:style-name="T56">III</text:span><text:span text:style-name="T48"> | Inkompatibel: Fortune, Silk Touch)</text:span></text:p>
      <text:p text:style-name="P11"><text:tab/>→ Gibt 1x1 / 3x3 / 5x5 AOE für alle Aktionen bezüglich farmen <text:span text:style-name="T87">(1x1 mit Sneak)</text:span></text:p>
      <text:p text:style-name="P11"><text:tab/>→ Rechtsklick: Crop → harvest + replant, <text:span text:style-name="T87">Farmland → plant aus offhand</text:span></text:p>
      <text:p text:style-name="P23"><text:span text:style-name="T48"><text:tab/>→ Herkunft: </text:span><text:span text:style-name="T63">Buch</text:span><text:span text:style-name="T50"> </text:span><text:span text:style-name="T62">Fischen</text:span><text:span text:style-name="T48"> (</text:span><text:span text:style-name="T56">I</text:span><text:span text:style-name="T48">, </text:span><text:span text:style-name="T57">II</text:span><text:span text:style-name="T50">,</text:span><text:span text:style-name="T48"> 1</text:span><text:span text:style-name="T50">5</text:span><text:span text:style-name="T48">%), </text:span><text:span text:style-name="T62">Villager</text:span><text:span text:style-name="T48"> (</text:span><text:span text:style-name="T56">I</text:span><text:span text:style-name="T48">, </text:span><text:span text:style-name="T56">II</text:span><text:span text:style-name="T48">, </text:span><text:span text:style-name="T49">lvl: </text:span><text:span text:style-name="T48">1-3), </text:span><text:span text:style-name="T62">Kisten</text:span><text:span text:style-name="T48"> (</text:span><text:span text:style-name="T56">III</text:span><text:span text:style-name="T48">, Oberwelt)</text:span></text:p>
      <text:p text:style-name="P5"><text:span text:style-name="T44">→</text:span><text:span text:style-name="T52"> </text:span><text:span text:style-name="T58">Sacrificial</text:span><text:span text:style-name="T52"> (Item: Schwert/Axt | Stufen: </text:span><text:span text:style-name="T58">I</text:span><text:span text:style-name="T52"> | Immer Kompatibel)</text:span></text:p>
      <text:p text:style-name="P7"><text:tab/>→<text:span text:style-name="T86"> Tötet passive Tiere (ohne Spinnen) mit einem Schlag →</text:span><text:span text:style-name="T87"> Startet Rituale</text:span></text:p>
      <text:p text:style-name="P7"><text:tab/>→<text:span text:style-name="T87"> Kann Heads droppen (Player immer, Mobs: 10% chance)</text:span></text:p>
      <text:p text:style-name="P7"><text:tab/>→<text:span text:style-name="T86"> Herkunft: </text:span><text:span text:style-name="T21">Piglin</text:span><text:span text:style-name="T86"> (5 %), </text:span><text:span text:style-name="T21">Kisten</text:span><text:span text:style-name="T86"> (10%, Nether/End 20%)</text:span></text:p>
      <text:p text:style-name="P7">→<text:span text:style-name="T26"> </text:span><text:span text:style-name="T5">Bane of the Athropods</text:span><text:span text:style-name="T26"> funktioniert nun auch bei Creepern und Phantoms</text:span></text:p>
      <text:p text:style-name="P10"><text:span text:style-name="T1">→</text:span><text:span text:style-name="T26"> </text:span><text:span text:style-name="T3">Netherite </text:span><text:span text:style-name="T5">Tools/Armor</text:span><text:span text:style-name="T24"> </text:span><text:span text:style-name="T26">können</text:span><text:span text:style-name="T24"> mit Ancient Scrap repariert werden (</text:span><text:span text:style-name="T26">Anzahl</text:span><text:span text:style-name="T24"> </text:span><text:span text:style-name="T26">be</text:span><text:span text:style-name="T24">achten!)</text:span></text:p>
      <text:p text:style-name="P10"><text:span text:style-name="T24">→</text:span><text:span text:style-name="T26"> Arbeiten am </text:span><text:span text:style-name="T5">Amboss</text:span><text:span text:style-name="T26"> können nun bis zu 100 Level verbrauchen (nur neue Sachen!)</text:span></text:p>
      <text:p text:style-name="P10">→<text:span text:style-name="T75"> </text:span><text:span text:style-name="T8">Water Buckets</text:span><text:span text:style-name="T75"> können mit </text:span><text:span text:style-name="T8">Infinity</text:span><text:span text:style-name="T75"> verzaubert werden → gehen nicht leer beim setzen</text:span></text:p>
      <text:p text:style-name="P10"/>
      <text:p text:style-name="P3">Funktionen:</text:p>
      <text:p text:style-name="P12">→ <text:span text:style-name="T2">Dispenser</text:span></text:p>
      <text:p text:style-name="P12"><text:tab/>→ Seeds werden auf einen davorliegenden passenden Farmland Block geplantet</text:p>
      <text:p text:style-name="P12"><text:tab/>→ Unterstützt: Weizen, Karotte, Kartoffel, Beetroot, Melone, Kürbis, Netherwarze</text:p>
      <text:p text:style-name="P12">→<text:span text:style-name="T81"> Ein </text:span><text:span text:style-name="T10">Sticky Piston</text:span><text:span text:style-name="T81"> mit einer </text:span><text:span text:style-name="T10">Lightning Rod</text:span><text:span text:style-name="T81"> zerbricht den dahinterliegenden Block</text:span></text:p>
      <text:p text:style-name="P12"><text:tab/>→<text:span text:style-name="T81"> Die Lightning Rod muss direkt auf dem Piston platziert sein</text:span></text:p>
      <text:p text:style-name="P12"><text:tab/>→<text:span text:style-name="T81"> Der Blockabbau erfolgt wie mit einer Spitzhacke (Kein Bedrock, Spawner zerstört etc.)</text:span></text:p>
      <text:p text:style-name="P12">→<text:span text:style-name="T26"> </text:span><text:span text:style-name="T5">Signs</text:span><text:span text:style-name="T26"> können mit Rechtsklick ohne Sneak editiert werden</text:span></text:p>
      <text:p text:style-name="P12">→<text:span text:style-name="T75"> </text:span><text:span text:style-name="T8">Dirt Paths</text:span><text:span text:style-name="T75"> können auch aus normalem Dirt mit der Schaufel gemacht werden</text:span></text:p>
      <text:p text:style-name="P12">→<text:span text:style-name="T79"> Viele Mobs können nun auch als </text:span><text:span text:style-name="T9">Boss Mob</text:span><text:span text:style-name="T79"> mit eigenem Namen spawnen (5% Chance)</text:span></text:p>
      <text:p text:style-name="P12"><text:tab/>→<text:span text:style-name="T79"> Verfügen </text:span><text:span text:style-name="T88">abhängig vom Level</text:span><text:span text:style-name="T79"> über mehr Leben und Schaden, droppen mehr Loot</text:span></text:p>
      <text:p text:style-name="P12"><text:tab/>→<text:span text:style-name="T79"> Können besondere Sachen und neue Enchantments droppen</text:span></text:p>
      <text:p text:style-name="P12"><text:tab/>→<text:span text:style-name="T80"> Keine Boss Mobs im End bevor der Drache tot ist</text:span></text:p>
      <text:p text:style-name="P12"><text:tab/>→<text:span text:style-name="T80"> Erhöhte Chance für Boss Mobs in der Oberwelt unter Y = 0 (10% Chance)</text:span></text:p>
      <text:p text:style-name="P12"><text:tab/>→<text:span text:style-name="T80"> Die Farbe des Namens entspricht dem Boss Level (1 = weiß, 2 = gelb, 3 = blau, 4 = lila)</text:span></text:p>
      <text:p text:style-name="P12"><text:tab/>→<text:span text:style-name="T80"> Stärke, XP und Drops hängen vom Boss Level ab; höhere Level spawnen seltener</text:span></text:p>
      <text:p text:style-name="P12"><text:tab/>→<text:span text:style-name="T80"> </text:span><text:span text:style-name="T81">Es können Level 1 – 3 Bosse natürlich spawnen</text:span></text:p>
      <text:p text:style-name="P12">→<text:span text:style-name="T84"> </text:span><text:span text:style-name="T12">Double Doors</text:span><text:span text:style-name="T84"> werden gleichzeitig geöffnet/geschlossen wenn sie passend zueinander sind</text:span></text:p>
      <text:p text:style-name="P12">→<text:span text:style-name="T85"> </text:span><text:span text:style-name="T13">Ladders</text:span><text:span text:style-name="T85"> können auf Ladders gesetzt werden um diese nach unten zu verlängern</text:span></text:p>
      <text:p text:style-name="P12">→<text:span text:style-name="T88"> </text:span><text:span text:style-name="T14">Ancient Tome</text:span><text:span text:style-name="T88"> (Spezielles Enchanted Book mit Verzauberung auf höchstem Level)</text:span></text:p>
      <text:p text:style-name="P12"><text:tab/>→<text:span text:style-name="T88"> Wird von Level 3 und 4 Bossen gedroppt, kommt in Kisten im Nether / End vor</text:span></text:p>
      <text:p text:style-name="P26"><text:soft-page-break/><text:span text:style-name="T73"><text:tab/>→</text:span><text:span text:style-name="T74"> Kann am Amvil mit der gleichen Verzauberung verbunden werden (ausser Book)</text:span></text:p>
      <text:p text:style-name="P12"><text:tab/>→<text:span text:style-name="T88"> Ermöglicht es, die Verzauberung eine Stufe über das Limit hinaus zu erhöhen</text:span></text:p>
      <text:p text:style-name="P12"/>
      <text:p text:style-name="P2">Minecarts und Schienen:</text:p>
      <text:p text:style-name="P13">→ <text:span text:style-name="T29">Booster Rail</text:span></text:p>
      <text:p text:style-name="P13"><text:tab/>→ <text:span text:style-name="T16">Lapisblock</text:span> als Untergrund erhöht die maximale Geschwindigkeit</text:p>
      <text:p text:style-name="P13"><text:tab/><text:tab/>→ <text:span text:style-name="T2">Loren</text:span>, die schneller als der Standard sind können aus <text:span text:style-name="T27">Kurven</text:span> fliegen</text:p>
      <text:p text:style-name="P13"><text:tab/>→ <text:span text:style-name="T16">Kohleblock</text:span> als Untergrund senkt die maximale Geschwindigkeit</text:p>
      <text:p text:style-name="P13"><text:tab/>→ <text:span text:style-name="T16">Smaragdblock</text:span> als Untergrund setzt die maximale Geschiwndigkeit auf den Standard</text:p>
      <text:p text:style-name="P10"><text:span text:style-name="T35"><text:tab/>→ </text:span><text:span text:style-name="T23">Treppe</text:span><text:span text:style-name="T35"> als Untergrund boostet eine stehende Lore in die Richtung der Treppe</text:span></text:p>
      <text:p text:style-name="P10"><text:span text:style-name="T35">→ </text:span><text:span text:style-name="T34">Leinen</text:span><text:span text:style-name="T35"> können benutzt werden um Minecarts zu </text:span><text:span text:style-name="T34">Zügen</text:span><text:span text:style-name="T35"> zu verbinden (Rechtsklick)</text:span></text:p>
      <text:p text:style-name="P10"><text:span text:style-name="T35">→ </text:span><text:span text:style-name="T34">Scheren</text:span><text:span text:style-name="T35"> trennen Minecarts aus Zügen heraus (Rechtsklick)</text:span></text:p>
      <text:p text:style-name="P10"><text:span text:style-name="T35">→ </text:span><text:span text:style-name="T34">Züge</text:span></text:p>
      <text:p text:style-name="P14"><text:tab/>→ Bewegen sich als ein Block über die Strecke</text:p>
      <text:p text:style-name="P14"><text:tab/>→ Werden als Block geboostet / gebremst</text:p>
      <text:p text:style-name="P14"><text:tab/>→ Die vorne fahrende Lore bestimmt die Geschwindigkeit des Zugs</text:p>
      <text:p text:style-name="P14"/>
      <text:p text:style-name="P4">Brewing:</text:p>
      <text:p text:style-name="P15"><text:span text:style-name="T32">→ </text:span><text:span text:style-name="T33">Warped</text:span><text:span text:style-name="T32"> </text:span><text:span text:style-name="T33">Fungus</text:span></text:p>
      <text:p text:style-name="P15"><text:span text:style-name="T33"><text:tab/></text:span><text:span text:style-name="T32">→ Verlängert jeden verbesserten Trank mit Duration um ein weiteres Mal</text:span></text:p>
      <text:p text:style-name="P15"><text:span text:style-name="T32"><text:tab/>→</text:span><text:span text:style-name="T36"> 10% Chance, den Trank zu versauen (Thick Potion)</text:span></text:p>
      <text:p text:style-name="P15"><text:span text:style-name="T32">→ </text:span><text:span text:style-name="T33">Amethyst</text:span><text:span text:style-name="T32"> </text:span><text:span text:style-name="T33">Shard</text:span></text:p>
      <text:p text:style-name="P15"><text:span text:style-name="T33"><text:tab/></text:span><text:span text:style-name="T32">→ Verstärkt jeden sinnvollen verbesserten Trank um eine weitere Stufe</text:span></text:p>
      <text:p text:style-name="P16"><text:span text:style-name="T32"><text:tab/>→</text:span><text:span text:style-name="T36"> 20% Chance, den Trank zu versauen (Thick Potion)</text:span></text:p>
      <text:p text:style-name="P15"><text:span text:style-name="T32">→ </text:span><text:span text:style-name="T33">Awkward Potion + Glow Berries = Potion of Stamina</text:span></text:p>
      <text:p text:style-name="P15"><text:span text:style-name="T33"><text:tab/>→ </text:span><text:span text:style-name="T30">Haste I (3:00), Redstone = Haste I (8:00), Glowstone = Haste II (1:30)</text:span></text:p>
      <text:p text:style-name="P17"><text:tab/>→ Kann mit Warped Fungus und Amethyst Shard verbessert werden</text:p>
      <text:p text:style-name="P17"><text:tab/>→ Wird mit Fermented Spider Eye zu Potion of Fatigue (Mining Fatigue)</text:p>
      <text:p text:style-name="P15"><text:span text:style-name="T30">→ </text:span><text:span text:style-name="T31">Awkward Potion + Diamant = Potion of Shielding</text:span></text:p>
      <text:p text:style-name="P17"><text:tab/>→ Resistance I (1:30), Redstone = Resistance I (4:00), Glowstone = Resistance II (0:45)</text:p>
      <text:p text:style-name="P17"><text:tab/>→ Kann mit Warped Fungus und Amethyst Shard verbesssert werden</text:p>
      <text:p text:style-name="P17">→ Alle neuen Tränke und Varianten können zu Splash / Linger gemacht werden</text:p>
      <text:p text:style-name="P17">→ Alle Tränke können mit beliebigem Farbstoff gebraut werden um die Farbe zu ändern</text:p>
      <text:p text:style-name="P21"><text:soft-page-break/>Rezepte:</text:p>
      <text:p text:style-name="P24"><text:span text:style-name="T64">→ </text:span><text:span text:style-name="T68">Schmelzen</text:span></text:p>
      <text:p text:style-name="P18"><text:tab/>→ Smoker: Sand → Red Sand</text:p>
      <text:p text:style-name="P24"><text:span text:style-name="T64">→ </text:span><text:span text:style-name="T68">Werkbank</text:span></text:p>
      <text:p text:style-name="P24"><text:span text:style-name="T64"><text:tab/>→ </text:span><text:span text:style-name="T68">2 Slabs</text:span><text:span text:style-name="T64"> können zu einem </text:span><text:span text:style-name="T68">Block</text:span><text:span text:style-name="T64"> gecraftet werden (aktuell Holz, Cobble, Sandstone)</text:span></text:p>
      <text:p text:style-name="P24"><text:span text:style-name="T64"><text:tab/>→</text:span><text:span text:style-name="T67"> </text:span><text:span text:style-name="T71">Clay</text:span><text:span text:style-name="T67"> kann zu </text:span><text:span text:style-name="T71">4 Clay Balls</text:span><text:span text:style-name="T67"> zurückgecraftet werden</text:span></text:p>
      <text:p text:style-name="P24"><text:span text:style-name="T64">→</text:span><text:span text:style-name="T65"> </text:span><text:span text:style-name="T69">Stone Cutter</text:span></text:p>
      <text:p text:style-name="P19"><text:tab/>→ Alle Planks können zu Stairs gemacht werden (1 : 1)</text:p>
      <text:p text:style-name="P19"/>
      <text:p text:style-name="P22">Boss Rituale:</text:p>
      <text:p text:style-name="P20">→ Erzeugen einen Level 4 Boss mit Bossbar, gebunden an alle Spieler innerhalb von 64 Blöcken</text:p>
      <text:p text:style-name="P20">→ Das Opfer muss auf dem Fokusblock mit einer Waffe mit Sacrificial geopfert werden</text:p>
      <text:p text:style-name="P20">→ Sterben alle gebundenen Spieler bevor der Boss tot ist, verschwindet der Boss</text:p>
      <text:p text:style-name="P22"/>
      <text:p text:style-name="P20">→ <text:span text:style-name="T2">Witch Boss</text:span> (Opfer: <text:span text:style-name="T2">Schaf</text:span>, Fokusblock: <text:span text:style-name="T2">Lapis</text:span>, Oberwelt, Nacht)</text:p>
      <text:p text:style-name="P20"><text:tab/>→ Ecken 7x7 um den Fokus: Smooth Stone mit vollen angezündeten Kerzen</text:p>
      <text:p text:style-name="P20"><text:tab/>→ 4. Feld in jede Richtung: Gold Block mit gefülltem Flower Pot</text:p>
      <text:p text:style-name="P25"><text:span text:style-name="T66">→ </text:span><text:span text:style-name="T70">Pillager/</text:span><text:span text:style-name="T72">Vindicator</text:span><text:span text:style-name="T70"> Boss</text:span><text:span text:style-name="T66"> (Opfer: </text:span><text:span text:style-name="T70">Kuh/</text:span><text:span text:style-name="T72">Schwein</text:span><text:span text:style-name="T66">, Fokusblock: </text:span><text:span text:style-name="T70">Lapis</text:span><text:span text:style-name="T66">, <text:s/>Oberwelt, Tag)</text:span></text:p>
      <text:p text:style-name="P20"><text:tab/>→ Ecken 7x7 um den Fokus: Emeraldblock mit Deepslate Brick Wall und Banner</text:p>
      <text:p text:style-name="P20"><text:tab/>→ Nachbarblöcke in Richtung Fokus: Stone Bricks mit Grindstone</text:p>
      <text:p text:style-name="P25"><text:span text:style-name="T66">→ </text:span><text:span text:style-name="T70">Evoker Boss</text:span><text:span text:style-name="T66"> (Opfer: </text:span><text:span text:style-name="T70">Villager</text:span><text:span text:style-name="T66">, Fokusblock: </text:span><text:span text:style-name="T70">Lapis</text:span><text:span text:style-name="T66">, Oberwelt)</text:span></text:p>
      <text:p text:style-name="P20"><text:tab/>→ Ecken 7x7 um den Fokus: Diamantblock mit Brewing Stand</text:p>
      <text:p text:style-name="P20"><text:tab/>→ 4. Feld in jede Richtung: Purpurblock mit Frame + Diamant</text:p>
      <text:p text:style-name="P20"/>
      <text:p text:style-name="P36">B<text:span text:style-name="T89">äume</text:span>:</text:p>
      <text:p text:style-name="P32">→<text:span text:style-name="T89"> </text:span><text:span text:style-name="T15">Deutsche Eiche</text:span><text:span text:style-name="T89">: 2x2 Eiche; 20-30 Block hoch; sehr breit </text:span><text:span text:style-name="T90">mit Bienen</text:span></text:p>
      <text:p text:style-name="P31">→<text:span text:style-name="T89"> </text:span><text:span text:style-name="T15">Himalaya Birke</text:span><text:span text:style-name="T89">: 2x2 Birke; 30-45 Block hoch; </text:span><text:span text:style-name="T90">mit Bienen;</text:span><text:span text:style-name="T89"> ¼ chance für gespaltenen Stamm.</text:span></text:p>
      <text:p text:style-name="P32">→<text:span text:style-name="T89"> </text:span><text:span text:style-name="T15">Küstenmammutbaum</text:span><text:span text:style-name="T89">: 3x3 Fichte; 70-110 Block hoch.</text:span></text:p>
      <text:p text:style-name="P32">→<text:span text:style-name="T89"> </text:span><text:span text:style-name="T15">Gelber Meranti</text:span><text:span text:style-name="T89">: 3x3 Jungle; 60-90 Block hoch; Sehr breit mit Vines.</text:span></text:p>
      <text:p text:style-name="P32">→<text:span text:style-name="T89"> </text:span><text:span text:style-name="T15">Grosse Akazie</text:span><text:span text:style-name="T89">: 2x2 Akazie; 12-17 Block hoch; sehr breit.</text:span></text:p>
      <text:p text:style-name="P31">→<text:span text:style-name="T89"> </text:span><text:span text:style-name="T15">Grosse Schwarzeiche</text:span><text:span text:style-name="T89">: 3x3 Schwarzeiche; </text:span><text:span text:style-name="T90">40</text:span><text:span text:style-name="T89">-</text:span><text:span text:style-name="T90">50</text:span><text:span text:style-name="T89"> Block hoch; sehr breit </text:span><text:span text:style-name="T90">mit Bien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5:55:05.563699932</meta:creation-date>
    <dc:date>2022-01-18T13:42:41.802674844</dc:date>
    <meta:editing-duration>PT6H40M41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4" meta:paragraph-count="123" meta:word-count="1240" meta:character-count="7510" meta:non-whitespace-character-count="6316"/>
  </office:meta>
</office:document-meta>
</file>